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3.995cm"/>
    </style:style>
    <style:style style:name="Tabela1.B" style:family="table-column">
      <style:table-column-properties style:column-width="7.011cm"/>
    </style:style>
    <style:style style:name="Tabela1.C" style:family="table-column">
      <style:table-column-properties style:column-width="6.58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5cm" fo:margin-left="0cm" table:align="left"/>
    </style:style>
    <style:style style:name="Tabela2.A" style:family="table-column">
      <style:table-column-properties style:column-width="3.995cm"/>
    </style:style>
    <style:style style:name="Tabela2.B" style:family="table-column">
      <style:table-column-properties style:column-width="7.011cm"/>
    </style:style>
    <style:style style:name="Tabela2.C" style:family="table-column">
      <style:table-column-properties style:column-width="6.5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8.79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3c4f2" officeooo:paragraph-rsid="0003c4f2"/>
    </style:style>
    <style:style style:name="P3" style:family="paragraph" style:parent-style-name="Text_20_body">
      <style:text-properties officeooo:paragraph-rsid="0003c4f2"/>
    </style:style>
    <style:style style:name="P4" style:family="paragraph" style:parent-style-name="Text_20_body">
      <style:text-properties officeooo:rsid="000501ef" officeooo:paragraph-rsid="000501ef"/>
    </style:style>
    <style:style style:name="P5" style:family="paragraph" style:parent-style-name="Text_20_body">
      <style:text-properties officeooo:paragraph-rsid="000501ef"/>
    </style:style>
    <style:style style:name="P6" style:family="paragraph" style:parent-style-name="Text_20_body">
      <style:text-properties officeooo:paragraph-rsid="0005b8af"/>
    </style:style>
    <style:style style:name="P7" style:family="paragraph" style:parent-style-name="Text_20_body">
      <style:text-properties style:use-window-font-color="true" style:font-name="Liberation Serif"/>
    </style:style>
    <style:style style:name="P8" style:family="paragraph" style:parent-style-name="Text_20_body">
      <style:text-properties officeooo:paragraph-rsid="0011a4cf"/>
    </style:style>
    <style:style style:name="P9" style:family="paragraph" style:parent-style-name="Text_20_body">
      <style:text-properties officeooo:paragraph-rsid="0011c1bd"/>
    </style:style>
    <style:style style:name="P10" style:family="paragraph" style:parent-style-name="Text_20_body">
      <style:text-properties officeooo:rsid="00185a9f" officeooo:paragraph-rsid="00185a9f"/>
    </style:style>
    <style:style style:name="P11" style:family="paragraph" style:parent-style-name="Title">
      <style:text-properties officeooo:rsid="0003c4f2" officeooo:paragraph-rsid="0003c4f2"/>
    </style:style>
    <style:style style:name="P12" style:family="paragraph" style:parent-style-name="Subtitle">
      <style:text-properties officeooo:rsid="0003c4f2" officeooo:paragraph-rsid="0003c4f2"/>
    </style:style>
    <style:style style:name="P13" style:family="paragraph" style:parent-style-name="Table_20_Contents">
      <style:paragraph-properties fo:text-align="center" style:justify-single-word="false"/>
      <style:text-properties officeooo:rsid="00139082" officeooo:paragraph-rsid="00139082"/>
    </style:style>
    <style:style style:name="P14" style:family="paragraph" style:parent-style-name="Table_20_Contents">
      <style:paragraph-properties fo:text-align="center" style:justify-single-word="false"/>
      <style:text-properties officeooo:rsid="00139082" officeooo:paragraph-rsid="0014cec6"/>
    </style:style>
    <style:style style:name="P15" style:family="paragraph" style:parent-style-name="Table_20_Contents">
      <style:paragraph-properties fo:text-align="center" style:justify-single-word="false"/>
      <style:text-properties officeooo:rsid="00139082" officeooo:paragraph-rsid="0016b376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39082"/>
    </style:style>
    <style:style style:name="P18" style:family="paragraph" style:parent-style-name="Table_20_Contents">
      <style:paragraph-properties fo:text-align="center" style:justify-single-word="false"/>
      <style:text-properties officeooo:paragraph-rsid="0014cec6"/>
    </style:style>
    <style:style style:name="P19" style:family="paragraph" style:parent-style-name="Table_20_Contents">
      <style:paragraph-properties fo:text-align="center" style:justify-single-word="false"/>
      <style:text-properties officeooo:paragraph-rsid="0016b376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39082" officeooo:paragraph-rsid="0013908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39082" officeooo:paragraph-rsid="0014cec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39082" officeooo:paragraph-rsid="0016b376" style:font-weight-asian="bold" style:font-weight-complex="bold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break-before="page"/>
      <style:text-properties officeooo:paragraph-rsid="0016b376"/>
    </style:style>
    <style:style style:name="P27" style:family="paragraph" style:parent-style-name="Standard">
      <style:text-properties officeooo:paragraph-rsid="0016b376"/>
    </style:style>
    <style:style style:name="P28" style:family="paragraph" style:parent-style-name="Text_20_body" style:list-style-name="L1">
      <style:text-properties officeooo:rsid="000501ef" officeooo:paragraph-rsid="000501ef"/>
    </style:style>
    <style:style style:name="P29" style:family="paragraph" style:parent-style-name="Text_20_body" style:list-style-name="L2">
      <style:text-properties officeooo:rsid="000501ef" officeooo:paragraph-rsid="000501ef"/>
    </style:style>
    <style:style style:name="P30" style:family="paragraph" style:parent-style-name="Text_20_body" style:list-style-name="L3"/>
    <style:style style:name="P31" style:family="paragraph" style:parent-style-name="Text_20_body" style:list-style-name="L4"/>
    <style:style style:name="P32" style:family="paragraph" style:parent-style-name="Text_20_body" style:list-style-name="L3">
      <style:text-properties style:use-window-font-color="true" style:font-name="Liberation Serif"/>
    </style:style>
    <style:style style:name="P33" style:family="paragraph" style:parent-style-name="Text_20_body" style:list-style-name="L5">
      <style:text-properties style:use-window-font-color="true" style:font-name="Liberation Serif"/>
    </style:style>
    <style:style style:name="P34" style:family="paragraph" style:parent-style-name="Text_20_body" style:list-style-name="L6">
      <style:text-properties style:use-window-font-color="true" style:font-name="Liberation Serif"/>
    </style:style>
    <style:style style:name="P35" style:family="paragraph" style:parent-style-name="Text_20_body" style:list-style-name="L7">
      <style:text-properties style:use-window-font-color="true" style:font-name="Liberation Serif"/>
    </style:style>
    <style:style style:name="P36" style:family="paragraph" style:parent-style-name="Text_20_body">
      <style:text-properties officeooo:rsid="001a5fd2" officeooo:paragraph-rsid="001a5fd2"/>
    </style:style>
    <style:style style:name="P37" style:family="paragraph" style:parent-style-name="Text_20_body">
      <style:text-properties officeooo:paragraph-rsid="0011c1bd"/>
    </style:style>
    <style:style style:name="P38" style:family="paragraph" style:parent-style-name="Text_20_body">
      <style:paragraph-properties fo:text-align="center" style:justify-single-word="false"/>
      <style:text-properties fo:font-size="11pt" officeooo:paragraph-rsid="0011c1bd" style:font-size-asian="11pt" style:font-size-complex="11pt"/>
    </style:style>
    <style:style style:name="P39" style:family="paragraph" style:parent-style-name="Text_20_body">
      <style:paragraph-properties fo:text-align="center" style:justify-single-word="false"/>
      <style:text-properties fo:font-size="11pt" officeooo:paragraph-rsid="0014cec6" style:font-size-asian="11pt" style:font-size-complex="11pt"/>
    </style:style>
    <style:style style:name="P40" style:family="paragraph" style:parent-style-name="Text_20_body">
      <style:paragraph-properties fo:text-align="center" style:justify-single-word="false"/>
      <style:text-properties fo:font-size="11pt" officeooo:paragraph-rsid="0016b376" style:font-size-asian="11pt" style:font-size-complex="11pt"/>
    </style:style>
    <style:style style:name="P41" style:family="paragraph" style:parent-style-name="Text_20_body">
      <style:paragraph-properties fo:text-align="center" style:justify-single-word="false"/>
      <style:text-properties fo:font-size="11pt" fo:font-weight="bold" officeooo:paragraph-rsid="0011c1bd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size="11pt" fo:font-weight="bold" officeooo:paragraph-rsid="0014cec6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size="11pt" fo:font-weight="bold" officeooo:paragraph-rsid="0016b376" style:font-size-asian="11pt" style:font-weight-asian="bold" style:font-size-complex="11pt" style:font-weight-complex="bold"/>
    </style:style>
    <style:style style:name="P44" style:family="paragraph" style:parent-style-name="Text_20_body">
      <style:text-properties officeooo:rsid="0011ecde" officeooo:paragraph-rsid="0014cec6"/>
    </style:style>
    <style:style style:name="P45" style:family="paragraph" style:parent-style-name="Heading_20_1">
      <style:text-properties officeooo:rsid="000501ef" officeooo:paragraph-rsid="000501ef"/>
    </style:style>
    <style:style style:name="P46" style:family="paragraph" style:parent-style-name="Heading_20_1">
      <style:text-properties officeooo:rsid="0010b2d3" officeooo:paragraph-rsid="0010b2d3"/>
    </style:style>
    <style:style style:name="P47" style:family="paragraph" style:parent-style-name="Heading_20_1">
      <style:text-properties officeooo:rsid="0011a4cf" officeooo:paragraph-rsid="0011a4cf"/>
    </style:style>
    <style:style style:name="P48" style:family="paragraph" style:parent-style-name="Heading_20_1">
      <style:text-properties officeooo:rsid="00185a9f" officeooo:paragraph-rsid="00185a9f"/>
    </style:style>
    <style:style style:name="P49" style:family="paragraph" style:parent-style-name="Heading_20_1">
      <style:paragraph-properties fo:break-before="page"/>
      <style:text-properties officeooo:rsid="0003c4f2" officeooo:paragraph-rsid="0003c4f2"/>
    </style:style>
    <style:style style:name="P50" style:family="paragraph" style:parent-style-name="Heading_20_2">
      <style:text-properties officeooo:rsid="000501ef" officeooo:paragraph-rsid="000501ef"/>
    </style:style>
    <style:style style:name="P51" style:family="paragraph" style:parent-style-name="Heading_20_2">
      <style:text-properties officeooo:rsid="0011c1bd" officeooo:paragraph-rsid="0011c1bd"/>
    </style:style>
    <style:style style:name="P52" style:family="paragraph" style:parent-style-name="Heading_20_2">
      <style:text-properties officeooo:rsid="0011ecde" officeooo:paragraph-rsid="0014cec6"/>
    </style:style>
    <style:style style:name="P53" style:family="paragraph" style:parent-style-name="Heading_20_2">
      <style:text-properties officeooo:paragraph-rsid="0011c1bd"/>
    </style:style>
    <style:style style:name="P54" style:family="paragraph">
      <style:paragraph-properties fo:text-align="end"/>
    </style:style>
    <style:style style:name="P5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officeooo:rsid="0003c4f2"/>
    </style:style>
    <style:style style:name="T2" style:family="text">
      <style:text-properties officeooo:rsid="0005b8af"/>
    </style:style>
    <style:style style:name="T3" style:family="text">
      <style:text-properties fo:font-style="italic" officeooo:rsid="0005b8af" style:font-style-asian="italic" style:font-style-complex="italic"/>
    </style:style>
    <style:style style:name="T4" style:family="text">
      <style:text-properties fo:font-style="normal" officeooo:rsid="0005b8af" style:font-style-asian="normal" style:font-style-complex="normal"/>
    </style:style>
    <style:style style:name="T5" style:family="text">
      <style:text-properties fo:font-style="normal" officeooo:rsid="00077255" style:font-style-asian="normal" style:font-style-complex="normal"/>
    </style:style>
    <style:style style:name="T6" style:family="text">
      <style:text-properties fo:font-variant="normal" fo:text-transform="none" fo:letter-spacing="normal" officeooo:rsid="000ff23b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e67a9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ff23b"/>
    </style:style>
    <style:style style:name="T9" style:family="text">
      <style:text-properties fo:font-variant="normal" fo:text-transform="none" style:use-window-font-color="true" style:text-position="sub 58%" style:font-name="Liberation Serif" fo:font-size="12pt" fo:letter-spacing="normal" fo:font-style="normal" fo:font-weight="normal" officeooo:rsid="000e67a9"/>
    </style:style>
    <style:style style:name="T10" style:family="text">
      <style:text-properties officeooo:rsid="000ff23b"/>
    </style:style>
    <style:style style:name="T11" style:family="text">
      <style:text-properties officeooo:rsid="00109533"/>
    </style:style>
    <style:style style:name="T12" style:family="text">
      <style:text-properties style:use-window-font-color="true" style:font-name="Liberation Serif" officeooo:rsid="00077255"/>
    </style:style>
    <style:style style:name="T13" style:family="text">
      <style:text-properties style:use-window-font-color="true" style:font-name="Liberation Serif" fo:font-style="italic" officeooo:rsid="00092e83" style:font-style-asian="italic" style:font-style-complex="italic"/>
    </style:style>
    <style:style style:name="T14" style:family="text">
      <style:text-properties style:use-window-font-color="true" style:text-position="super 58%" style:font-name="Liberation Serif" fo:font-style="italic" officeooo:rsid="00092e83" style:font-style-asian="italic" style:font-style-complex="italic"/>
    </style:style>
    <style:style style:name="T15" style:family="text">
      <style:text-properties style:use-window-font-color="true" style:text-position="0% 100%" style:font-name="Liberation Serif" fo:font-style="italic" officeooo:rsid="00092e83" style:font-style-asian="italic" style:font-style-complex="italic"/>
    </style:style>
    <style:style style:name="T16" style:family="text">
      <style:text-properties style:use-window-font-color="true" style:text-position="0% 100%" style:font-name="Liberation Serif" fo:font-style="normal" officeooo:rsid="00092e83" style:font-style-asian="normal" style:font-style-complex="normal"/>
    </style:style>
    <style:style style:name="T17" style:family="text">
      <style:text-properties style:use-window-font-color="true" style:text-position="0% 100%" style:font-name="Liberation Serif" fo:font-style="normal" officeooo:rsid="000e67a9" style:font-style-asian="normal" style:font-style-complex="normal"/>
    </style:style>
    <style:style style:name="T18" style:family="text">
      <style:text-properties officeooo:rsid="0011a4cf"/>
    </style:style>
    <style:style style:name="T19" style:family="text">
      <style:text-properties officeooo:rsid="0014cec6"/>
    </style:style>
    <style:style style:name="T20" style:family="text">
      <style:text-properties officeooo:rsid="0016b376"/>
    </style:style>
    <style:style style:name="T21" style:family="text">
      <style:text-properties officeooo:rsid="00186239"/>
    </style:style>
    <style:style style:name="T22" style:family="text">
      <style:text-properties officeooo:rsid="0011c1bd"/>
    </style:style>
    <style:style style:name="T23" style:family="text">
      <style:text-properties officeooo:rsid="001aa749"/>
    </style:style>
    <style:style style:name="T24" style:family="text">
      <style:text-properties fo:font-size="16pt" style:font-size-asian="16pt" style:font-size-complex="16pt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9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>Projektowanie Efektywnych Algorytmów</text:p>
      <text:p text:style-name="P2"/>
      <text:p text:style-name="P12">Projekt 1: Rozwiązanie problemu komiwojażera przy pomocy programowania dynamicznego i przeglądu zupełnego</text:p>
      <text:p text:style-name="P2"><draw:frame text:anchor-type="paragraph" draw:z-index="0" draw:name="Kształt1" draw:style-name="gr1" draw:text-style-name="P55" svg:width="5.531cm" svg:height="2.594cm" svg:x="11.943cm" svg:y="11.721cm"><draw:text-box><text:p text:style-name="P54"><text:span text:style-name="T24">Igor Kurek</text:span></text:p><text:p text:style-name="P54"><text:span text:style-name="T24">226004</text:span></text:p></draw:text-box></draw:frame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3">Spis treści</text:p>
          </text:index-title>
          <text:p text:style-name="P25"><text:a xlink:type="simple" xlink:href="#__RefHeading___Toc105_62636327" text:style-name="Index_20_Link" text:visited-style-name="Index_20_Link">1 Wstęp<text:tab/>3</text:a></text:p>
          <text:p text:style-name="P25"><text:a xlink:type="simple" xlink:href="#__RefHeading___Toc107_62636327" text:style-name="Index_20_Link" text:visited-style-name="Index_20_Link">2 Specyfikacja techniczna<text:tab/>3</text:a></text:p>
          <text:p text:style-name="P25"><text:a xlink:type="simple" xlink:href="#__RefHeading___Toc127_62636327" text:style-name="Index_20_Link" text:visited-style-name="Index_20_Link">3 Analiza problemu<text:tab/>3</text:a></text:p>
          <text:p text:style-name="P25"><text:a xlink:type="simple" xlink:href="#__RefHeading___Toc109_62636327" text:style-name="Index_20_Link" text:visited-style-name="Index_20_Link">4 Opis algorytmów<text:tab/>3</text:a></text:p>
          <text:p text:style-name="P24"><text:a xlink:type="simple" xlink:href="#__RefHeading___Toc111_62636327" text:style-name="Index_20_Link" text:visited-style-name="Index_20_Link">4.1 Przegląd zupełny<text:tab/>3</text:a></text:p>
          <text:p text:style-name="P24"><text:a xlink:type="simple" xlink:href="#__RefHeading___Toc113_62636327" text:style-name="Index_20_Link" text:visited-style-name="Index_20_Link">4.2 Programowanie dynamiczne<text:tab/>4</text:a></text:p>
          <text:p text:style-name="P25"><text:a xlink:type="simple" xlink:href="#__RefHeading___Toc278_1958358278" text:style-name="Index_20_Link" text:visited-style-name="Index_20_Link">5 Implementacja algorytmów<text:tab/>5</text:a></text:p>
          <text:p text:style-name="P25"><text:a xlink:type="simple" xlink:href="#__RefHeading___Toc284_1958358278" text:style-name="Index_20_Link" text:visited-style-name="Index_20_Link">6 Wyniki pomiarów<text:tab/>5</text:a></text:p>
          <text:p text:style-name="P24"><text:a xlink:type="simple" xlink:href="#__RefHeading___Toc286_1958358278" text:style-name="Index_20_Link" text:visited-style-name="Index_20_Link">6.1 Przegląd zupełny<text:tab/>5</text:a></text:p>
          <text:p text:style-name="P24"><text:a xlink:type="simple" xlink:href="#__RefHeading___Toc288_1958358278" text:style-name="Index_20_Link" text:visited-style-name="Index_20_Link">6.2 Programowanie dynamiczne<text:tab/>6</text:a></text:p>
          <text:p text:style-name="P24"><text:a xlink:type="simple" xlink:href="#__RefHeading___Toc290_1958358278" text:style-name="Index_20_Link" text:visited-style-name="Index_20_Link">6.3 Porównanie algorytmów<text:tab/>7</text:a></text:p>
          <text:p text:style-name="P25"><text:a xlink:type="simple" xlink:href="#__RefHeading___Toc308_1958358278" text:style-name="Index_20_Link" text:visited-style-name="Index_20_Link">7 Wnioski<text:tab/>8</text:a></text:p>
        </text:index-body>
      </text:table-of-content>
      <text:p text:style-name="P2"/>
      <text:h text:style-name="P49" text:outline-level="1"><text:bookmark-start text:name="__RefHeading___Toc105_62636327"/>Wstęp<text:bookmark-end text:name="__RefHeading___Toc105_62636327"/></text:h>
      <text:p text:style-name="P3"><text:tab/><text:span text:style-name="T1">Celem projektu było wykonanie programu, wykorzystującego algorytmy programowania dynamicznego oraz przeglądu zupełnego do rozwiązania asynchronicznego problemu komiwojażera (ang. Asynchronous Travelling Salesman Problem).</text:span></text:p>
      <text:p text:style-name="P3"/>
      <text:h text:style-name="P45" text:outline-level="1"><text:bookmark-start text:name="__RefHeading___Toc107_62636327"/>Specyfikacja techniczna<text:bookmark-end text:name="__RefHeading___Toc107_62636327"/></text:h>
      <text:list xml:id="list3426190677" text:style-name="L1">
        <text:list-item>
          <text:p text:style-name="P28">Program wykonany został w wieloparadygmatowym języku programowania Rust</text:p>
        </text:list-item>
      </text:list>
      <text:list xml:id="list794541934" text:style-name="L2">
        <text:list-item>
          <text:p text:style-name="P29">Struktury przechowujące dane alokowane są dynamicznie, zależnie od rozmiaru problemu</text:p>
        </text:list-item>
        <text:list-item>
          <text:p text:style-name="P29">Program posiada możliwość wczytywania danych z pliku, w celu weryfikacji poprawności</text:p>
        </text:list-item>
        <text:list-item>
          <text:p text:style-name="P29">Algorytmy zostały zaimplementowane zgodnie z paradygmatami programowania obiektowego</text:p>
        </text:list-item>
        <text:list-item>
          <text:p text:style-name="P29">Czas wykonania algorytmu mierzony był z dokładnością do nanosekund, przy wykorzystaniu bibliotek systemowych</text:p>
        </text:list-item>
      </text:list>
      <text:p text:style-name="P4"/>
      <text:h text:style-name="P46" text:outline-level="1"><text:bookmark-start text:name="__RefHeading___Toc127_62636327"/>Analiza problemu<text:bookmark-end text:name="__RefHeading___Toc127_62636327"/></text:h>
      <text:p text:style-name="P6"><text:tab/><text:span text:style-name="T2">Asynchroniczny problem komiwojażera należy do klasy problemów NP-trudnych. Jest to optymalizacyjny problem, rozwiązaniem którego jest znalezienie minimalnego cyklu Hamiltona (ścieżki prowadzącej przez wszystkie wierzchołki grafu, powracając na końcu do wierzchołka początkowego) w grafie pełnym ważonym. W wersji asynchronicznej, odległości pomiędzy wierzchołkami mogą dodatkowo zależeć także od kierunku przejścia pomiędzy nimi. Główną trudnością w rozwiązaniu problemu jest znacząca liczba możliwych kombinacji.</text:span></text:p>
      <text:p text:style-name="P6"/>
      <text:h text:style-name="P45" text:outline-level="1"><text:bookmark-start text:name="__RefHeading___Toc109_62636327"/>Opis algorytmów<text:bookmark-end text:name="__RefHeading___Toc109_62636327"/></text:h>
      <text:h text:style-name="P50" text:outline-level="2"><text:bookmark-start text:name="__RefHeading___Toc111_62636327"/>Przegląd zupełny<text:bookmark-end text:name="__RefHeading___Toc111_62636327"/></text:h>
      <text:p text:style-name="P5"><text:tab/><text:span text:style-name="T2">Algorytm przeglądu zupełnego (ang. brute force) polega na przeanalizowaniu wszystkich możliwych przypadków, oraz wybraniu tego o najlepszej wartości. Zaletą tego algorytmu jest pewność, że otrzymany wynik jest najlepszym rozwiązaniem problemu. Poważną jego wadą jest jednak złożoność czasową wynoszącą </text:span><text:span text:style-name="T3">O(n!)</text:span><text:span text:style-name="T4">, </text:span><text:span text:style-name="T5">co w praktyce czyni ten algorytm bezużytecznym dla większych zbiorów danych.</text:span></text:p>
      <text:h text:style-name="P50" text:outline-level="2"><text:bookmark-start text:name="__RefHeading___Toc113_62636327"/><text:soft-page-break/>Programowanie dynamiczne<text:bookmark-end text:name="__RefHeading___Toc113_62636327"/></text:h>
      <text:p text:style-name="Text_20_body"><text:tab/><text:span text:style-name="T12">Programowanie dynamiczne (ang. dynamic programming) jest metodą rozwiązywania złożonych problemów, poprzez rozbicie ich na zbiór podproblemów o mniejszej złożoności, przy założeniu, że każdy podproblem rozważany jest jedynie raz, a wynik jego analizy przechowywany jest do wykorzystania w późniejszych obliczeniach. Dla problemu komiwojażera, najlepszym algorytmem wykorzystującym tę metodę, jest algorytm Helda-Karpa, posiadający złożoność czasową </text:span><text:span text:style-name="T13">O(n</text:span><text:span text:style-name="T14">2</text:span><text:span text:style-name="T15"> * 2</text:span><text:span text:style-name="T14">n</text:span><text:span text:style-name="T15">)</text:span><text:span text:style-name="T16">. </text:span><text:span text:style-name="T17">J</text:span><text:span text:style-name="T16">ego wykonanie prezentuje się następująco:</text:span></text:p>
      <text:list xml:id="list4093575227" text:style-name="L3">
        <text:list-item>
          <text:p text:style-name="P30"><text:span text:style-name="Emphasis"><text:span text:style-name="T7">Określamy funkcję koszt(S, p), gdzie S jest zbiorem </text:span></text:span><text:span text:style-name="Emphasis"><text:span text:style-name="T8">wierzchołków</text:span></text:span><text:span text:style-name="Emphasis"><text:span text:style-name="T7">, a p punktem kończącym ścieżkę, w </text:span></text:span><text:span text:style-name="Emphasis"><text:span text:style-name="T8">następujący</text:span></text:span><text:span text:style-name="Emphasis"><text:span text:style-name="T7"> sposób:</text:span></text:span></text:p>
        </text:list-item>
      </text:list>
      <text:list xml:id="list3634176677" text:style-name="L4">
        <text:list-item>
          <text:p text:style-name="P31"><text:span text:style-name="Emphasis"><text:span text:style-name="T7">Jeżeli S = 1, to koszt(S, p) = wadze krawędzi określonej w macierzy jako d(</text:span></text:span><text:span text:style-name="Emphasis"><text:span text:style-name="T8">0, p</text:span></text:span><text:span text:style-name="Emphasis"><text:span text:style-name="T7">)</text:span></text:span></text:p>
        </text:list-item>
        <text:list-item>
          <text:p text:style-name="P31"><text:span text:style-name="Emphasis"><text:span text:style-name="T7">Jeżeli S &gt; 1, to koszt(S, p) = min</text:span></text:span><text:span text:style-name="Emphasis"><text:span text:style-name="T9">x </text:span></text:span><text:span text:style-name="Emphasis"><text:span text:style-name="T7">(koszt(S-{p}, x) + d(x, p))</text:span></text:span></text:p>
        </text:list-item>
      </text:list>
      <text:list xml:id="list223027466217853" text:continue-list="list4093575227" text:style-name="L3">
        <text:list-item>
          <text:p text:style-name="P32">Stosując ten algorytm, dla przykładowego zbioru czterech miast, w pierwszej iteracji otrzymamy:</text:p>
        </text:list-item>
      </text:list>
      <text:list xml:id="list375052835" text:style-name="L5">
        <text:list-item>
          <text:p text:style-name="P33"><text:span text:style-name="T10">koszt({1}, </text:span><text:span text:style-name="T6">1) = d(0, 1)</text:span></text:p>
        </text:list-item>
        <text:list-item>
          <text:p text:style-name="P33"><text:span text:style-name="T10">koszt({2}, </text:span><text:span text:style-name="T6">2) = d(0, 2)</text:span></text:p>
        </text:list-item>
        <text:list-item>
          <text:p text:style-name="P33"><text:span text:style-name="T10">koszt({3}, </text:span><text:span text:style-name="T6">3) = d(0, 3)</text:span></text:p>
        </text:list-item>
      </text:list>
      <text:list xml:id="list223028122674049" text:continue-list="list223027466217853" text:style-name="L3">
        <text:list-item>
          <text:p text:style-name="P32"><text:span text:style-name="T11">Następnie</text:span>, należy zacząć rozważać zbiory 2-elementowe, stosując ten sam wzór:</text:p>
        </text:list-item>
      </text:list>
      <text:list xml:id="list305141411" text:style-name="L6">
        <text:list-item>
          <text:p text:style-name="P34">koszt({1, 2}, 1) = min(koszt({2}, 2) + d(2, 1))</text:p>
        </text:list-item>
        <text:list-item>
          <text:p text:style-name="P34">koszt({1, 2}, 2) = min(koszt({1}, 1) + d(1, 2))</text:p>
        </text:list-item>
        <text:list-item>
          <text:p text:style-name="P34">koszt({1, 3}, 1) = min(koszt({3}, 3) + d(3, 1))</text:p>
        </text:list-item>
        <text:list-item>
          <text:p text:style-name="P34">koszt({1, 3}, 3) = min(koszt({1}, 1) + d(1, 3))</text:p>
        </text:list-item>
        <text:list-item>
          <text:p text:style-name="P34">koszt({2, 3}, 2) = min(koszt({3}, 3) + d(3, 2))</text:p>
        </text:list-item>
        <text:list-item>
          <text:p text:style-name="P34">koszt({2, 3}, 3) = min(koszt({2}, 2) + d(2, 3))</text:p>
        </text:list-item>
      </text:list>
      <text:list xml:id="list223027594171558" text:continue-list="list223028122674049" text:style-name="L3">
        <text:list-item>
          <text:p text:style-name="P32">Kolejno, dla zbiorów 3-elementowych:</text:p>
        </text:list-item>
      </text:list>
      <text:list xml:id="list4269809358" text:style-name="L7">
        <text:list-item>
          <text:p text:style-name="P35">koszt({1, 2, 3}, 1) = min(koszt({2, 3}, 2) + d(2, 1), koszt({2, 3}, 3) + d(3, 1))</text:p>
        </text:list-item>
        <text:list-item>
          <text:p text:style-name="P35">koszt({1, 2, 3}, 2) = min(koszt({1, 3}, 1) + d(1, 2), koszt({1, 3}, 3) + d(3, 2))</text:p>
        </text:list-item>
        <text:list-item>
          <text:p text:style-name="P35">koszt({1, 2, 3}, 3) = min(koszt({1, 2}, 1) + d(1, 3), koszt({1, 2}, 2) + d(2, 3))</text:p>
        </text:list-item>
      </text:list>
      <text:list xml:id="list223027475055198" text:continue-list="list223027594171558" text:style-name="L3">
        <text:list-item>
          <text:p text:style-name="P32">Zbiory 3-elementowe to maksymalne zbiory, ponieważ rozważamy 4 wierzchołki, z których jeden jest wierzchołkiem startowym. Możemy więc wyznaczyć wzór końcowy:</text:p>
          <text:p text:style-name="P32">min(koszt({1, 2, 3}, 1) + d(1, 0), koszt({1, 2, 3}, 2) + d(2, 0), koszt({1, 2, 3}, 3) + d(3, 0))</text:p>
        </text:list-item>
      </text:list>
      <text:p text:style-name="P7"><text:soft-page-break/>Obliczenie wartości otrzymanego wzoru pozwoli nam uzyskać wartość liczbową, reprezentującą minimalną wagę krawędzi, jakie tworzą cykl Hamiltona w zadanym grafie. <text:span text:style-name="T18">Następnie, należy przejść po kolejnych iteracjach algorytmu, w celu uzyskania kolejności wierzchołków wyznaczających najkrótszą ścieżkę.</text:span></text:p>
      <text:p text:style-name="P7"/>
      <text:h text:style-name="P47" text:outline-level="1"><text:bookmark-start text:name="__RefHeading___Toc278_1958358278"/>Implementacja algorytmów<text:bookmark-end text:name="__RefHeading___Toc278_1958358278"/></text:h>
      <text:p text:style-name="P36"><text:tab/>Algorytmy operują na zmiennych integer 32bit. Pomiar czasu wykonany jest przy pomocy biblioteki języka Rust, mierzącej czas z dokładnością do nanosekund, przy wykorzystaniu pomiaru ilości ticków procesora. Do przechowywania czasów używana jest zmienna typu unsigned integer 64bit, co pozwala zachować dużą dokładność pomiaru. Algorytmy zaimplementowane są w postaci modułów (klas) języka Rust, co zapewnia ich poprawne działanie w każdym środowisku uruchomieniowym i na każdym systemie operacyjnym.</text:p>
      <text:p text:style-name="P8"/>
      <text:h text:style-name="P47" text:outline-level="1"><text:bookmark-start text:name="__RefHeading___Toc284_1958358278"/>Wyniki pomiarów<text:bookmark-end text:name="__RefHeading___Toc284_1958358278"/></text:h>
      <text:h text:style-name="P53" text:outline-level="2"><text:bookmark-start text:name="__RefHeading___Toc286_1958358278"/><text:span text:style-name="T22">Programowanie dynamiczne</text:span><text:bookmark-end text:name="__RefHeading___Toc286_195835827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1">Wierzchołki</text:p>
          </table:table-cell>
          <table:table-cell table:style-name="Tabela1.A1" office:value-type="string">
            <text:p text:style-name="P41">Czas [ns]</text:p>
          </table:table-cell>
          <table:table-cell table:style-name="Tabela1.C1" office:value-type="string">
            <text:p text:style-name="P41">Czas [ms]</text:p>
          </table:table-cell>
        </table:table-row>
        <table:table-row>
          <table:table-cell table:style-name="Tabela1.A2" office:value-type="string">
            <text:p text:style-name="P38">0</text:p>
          </table:table-cell>
          <table:table-cell table:style-name="Tabela1.A2" office:value-type="string">
            <text:p text:style-name="P38">0</text:p>
          </table:table-cell>
          <table:table-cell table:style-name="Tabela1.C2" office:value-type="string">
            <text:p text:style-name="P38">0</text:p>
          </table:table-cell>
        </table:table-row>
        <table:table-row>
          <table:table-cell table:style-name="Tabela1.A2" office:value-type="string">
            <text:p text:style-name="P38">2</text:p>
          </table:table-cell>
          <table:table-cell table:style-name="Tabela1.A2" office:value-type="string">
            <text:p text:style-name="P38">61883</text:p>
          </table:table-cell>
          <table:table-cell table:style-name="Tabela1.C2" office:value-type="string">
            <text:p text:style-name="P38">0,061883</text:p>
          </table:table-cell>
        </table:table-row>
        <table:table-row>
          <table:table-cell table:style-name="Tabela1.A2" office:value-type="string">
            <text:p text:style-name="P38">4</text:p>
          </table:table-cell>
          <table:table-cell table:style-name="Tabela1.A2" office:value-type="string">
            <text:p text:style-name="P38">105111</text:p>
          </table:table-cell>
          <table:table-cell table:style-name="Tabela1.C2" office:value-type="string">
            <text:p text:style-name="P38">0,105111</text:p>
          </table:table-cell>
        </table:table-row>
        <table:table-row>
          <table:table-cell table:style-name="Tabela1.A2" office:value-type="string">
            <text:p text:style-name="P38">6</text:p>
          </table:table-cell>
          <table:table-cell table:style-name="Tabela1.A2" office:value-type="string">
            <text:p text:style-name="P38">557896</text:p>
          </table:table-cell>
          <table:table-cell table:style-name="Tabela1.C2" office:value-type="string">
            <text:p text:style-name="P38">0,557896</text:p>
          </table:table-cell>
        </table:table-row>
        <table:table-row>
          <table:table-cell table:style-name="Tabela1.A2" office:value-type="string">
            <text:p text:style-name="P38">8</text:p>
          </table:table-cell>
          <table:table-cell table:style-name="Tabela1.A2" office:value-type="string">
            <text:p text:style-name="P38">2052105</text:p>
          </table:table-cell>
          <table:table-cell table:style-name="Tabela1.C2" office:value-type="string">
            <text:p text:style-name="P38">2,052105</text:p>
          </table:table-cell>
        </table:table-row>
        <table:table-row>
          <table:table-cell table:style-name="Tabela1.A2" office:value-type="string">
            <text:p text:style-name="P38">10</text:p>
          </table:table-cell>
          <table:table-cell table:style-name="Tabela1.A2" office:value-type="string">
            <text:p text:style-name="P38">7747087</text:p>
          </table:table-cell>
          <table:table-cell table:style-name="Tabela1.C2" office:value-type="string">
            <text:p text:style-name="P38">7,747087</text:p>
          </table:table-cell>
        </table:table-row>
        <table:table-row>
          <table:table-cell table:style-name="Tabela1.A2" office:value-type="string">
            <text:p text:style-name="P38">12</text:p>
          </table:table-cell>
          <table:table-cell table:style-name="Tabela1.A2" office:value-type="string">
            <text:p text:style-name="P38">41633170</text:p>
          </table:table-cell>
          <table:table-cell table:style-name="Tabela1.C2" office:value-type="string">
            <text:p text:style-name="P38">41,63317</text:p>
          </table:table-cell>
        </table:table-row>
        <table:table-row>
          <table:table-cell table:style-name="Tabela1.A2" office:value-type="string">
            <text:p text:style-name="P38">14</text:p>
          </table:table-cell>
          <table:table-cell table:style-name="Tabela1.A2" office:value-type="string">
            <text:p text:style-name="P38">218679040</text:p>
          </table:table-cell>
          <table:table-cell table:style-name="Tabela1.C2" office:value-type="string">
            <text:p text:style-name="P38">218,67904</text:p>
          </table:table-cell>
        </table:table-row>
        <table:table-row>
          <table:table-cell table:style-name="Tabela1.A2" office:value-type="string">
            <text:p text:style-name="P38">16</text:p>
          </table:table-cell>
          <table:table-cell table:style-name="Tabela1.A2" office:value-type="string">
            <text:p text:style-name="P38">1147388997</text:p>
          </table:table-cell>
          <table:table-cell table:style-name="Tabela1.C2" office:value-type="string">
            <text:p text:style-name="P38">1147,388997</text:p>
          </table:table-cell>
        </table:table-row>
        <table:table-row>
          <table:table-cell table:style-name="Tabela1.A2" office:value-type="string">
            <text:p text:style-name="P38">18</text:p>
          </table:table-cell>
          <table:table-cell table:style-name="Tabela1.A2" office:value-type="string">
            <text:p text:style-name="P38">5934682443</text:p>
          </table:table-cell>
          <table:table-cell table:style-name="Tabela1.C2" office:value-type="string">
            <text:p text:style-name="P38">5934,682443</text:p>
          </table:table-cell>
        </table:table-row>
      </table:table>
      <text:p text:style-name="P9"/>
      <text:p text:style-name="P9"><text:soft-page-break/></text:p>
      <text:p text:style-name="P9"><draw:frame draw:style-name="fr1" draw:name="Obiekt2" text:anchor-type="paragraph" svg:width="15.998cm" svg:height="9.005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51" text:outline-level="2"><text:bookmark-start text:name="__RefHeading___Toc288_1958358278"/>Pr<text:span text:style-name="T23">zegląd Zupełny</text:span><text:bookmark-end text:name="__RefHeading___Toc288_1958358278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2">Wierzchołki</text:p>
          </table:table-cell>
          <table:table-cell table:style-name="Tabela2.A1" office:value-type="string">
            <text:p text:style-name="P42">Czas [ns]</text:p>
          </table:table-cell>
          <table:table-cell table:style-name="Tabela2.C1" office:value-type="string">
            <text:p text:style-name="P42">Czas [ms]</text:p>
          </table:table-cell>
        </table:table-row>
        <table:table-row>
          <table:table-cell table:style-name="Tabela2.A2" office:value-type="string">
            <text:p text:style-name="P39">0</text:p>
          </table:table-cell>
          <table:table-cell table:style-name="Tabela2.A2" office:value-type="string">
            <text:p text:style-name="P39">0</text:p>
          </table:table-cell>
          <table:table-cell table:style-name="Tabela2.C2" office:value-type="string">
            <text:p text:style-name="P39">0</text:p>
          </table:table-cell>
        </table:table-row>
        <table:table-row>
          <table:table-cell table:style-name="Tabela2.A2" office:value-type="string">
            <text:p text:style-name="P39">2</text:p>
          </table:table-cell>
          <table:table-cell table:style-name="Tabela2.A2" office:value-type="string">
            <text:p text:style-name="P39">39023</text:p>
          </table:table-cell>
          <table:table-cell table:style-name="Tabela2.C2" office:value-type="string">
            <text:p text:style-name="P39">0,039023</text:p>
          </table:table-cell>
        </table:table-row>
        <table:table-row>
          <table:table-cell table:style-name="Tabela2.A2" office:value-type="string">
            <text:p text:style-name="P39">4</text:p>
          </table:table-cell>
          <table:table-cell table:style-name="Tabela2.A2" office:value-type="string">
            <text:p text:style-name="P39">137432</text:p>
          </table:table-cell>
          <table:table-cell table:style-name="Tabela2.C2" office:value-type="string">
            <text:p text:style-name="P39">0,137432</text:p>
          </table:table-cell>
        </table:table-row>
        <table:table-row>
          <table:table-cell table:style-name="Tabela2.A2" office:value-type="string">
            <text:p text:style-name="P39">6</text:p>
          </table:table-cell>
          <table:table-cell table:style-name="Tabela2.A2" office:value-type="string">
            <text:p text:style-name="P39">3237122</text:p>
          </table:table-cell>
          <table:table-cell table:style-name="Tabela2.C2" office:value-type="string">
            <text:p text:style-name="P39">3,237122</text:p>
          </table:table-cell>
        </table:table-row>
        <table:table-row>
          <table:table-cell table:style-name="Tabela2.A2" office:value-type="string">
            <text:p text:style-name="P39">8</text:p>
          </table:table-cell>
          <table:table-cell table:style-name="Tabela2.A2" office:value-type="string">
            <text:p text:style-name="P39">91907169</text:p>
          </table:table-cell>
          <table:table-cell table:style-name="Tabela2.C2" office:value-type="string">
            <text:p text:style-name="P39">91,907169</text:p>
          </table:table-cell>
        </table:table-row>
        <table:table-row>
          <table:table-cell table:style-name="Tabela2.A2" office:value-type="string">
            <text:p text:style-name="P39">10</text:p>
          </table:table-cell>
          <table:table-cell table:style-name="Tabela2.A2" office:value-type="string">
            <text:p text:style-name="P39">8999635017</text:p>
          </table:table-cell>
          <table:table-cell table:style-name="Tabela2.C2" office:value-type="string">
            <text:p text:style-name="P39">8999,635017</text:p>
          </table:table-cell>
        </table:table-row>
        <table:table-row>
          <table:table-cell table:style-name="Tabela2.A2" office:value-type="string">
            <text:p text:style-name="P39">12</text:p>
          </table:table-cell>
          <table:table-cell table:style-name="Tabela2.A2" office:value-type="string">
            <text:p text:style-name="P39">1187951822244</text:p>
          </table:table-cell>
          <table:table-cell table:style-name="Tabela2.C2" office:value-type="string">
            <text:p text:style-name="P39">1187951,822244</text:p>
          </table:table-cell>
        </table:table-row>
        <table:table-row>
          <table:table-cell table:style-name="Tabela2.A2" office:value-type="string">
            <text:p text:style-name="P39">14</text:p>
          </table:table-cell>
          <table:table-cell table:style-name="Tabela2.A2" office:value-type="string">
            <text:p text:style-name="P39">216207231648408</text:p>
          </table:table-cell>
          <table:table-cell table:style-name="Tabela2.C2" office:value-type="string">
            <text:p text:style-name="P39">216207231,648408</text:p>
          </table:table-cell>
        </table:table-row>
        <table:table-row>
          <table:table-cell table:style-name="Tabela2.A2" office:value-type="string">
            <text:p text:style-name="P39">16</text:p>
          </table:table-cell>
          <table:table-cell table:style-name="Tabela2.A2" office:value-type="string">
            <text:p text:style-name="P39">5,18897355956179E+016</text:p>
          </table:table-cell>
          <table:table-cell table:style-name="Tabela2.C2" office:value-type="string">
            <text:p text:style-name="P39">51889735595,6179</text:p>
          </table:table-cell>
        </table:table-row>
        <table:table-row>
          <table:table-cell table:style-name="Tabela2.A2" office:value-type="string">
            <text:p text:style-name="P39">18</text:p>
          </table:table-cell>
          <table:table-cell table:style-name="Tabela2.A2" office:value-type="string">
            <text:p text:style-name="P39">1,58782590922591E+019</text:p>
          </table:table-cell>
          <table:table-cell table:style-name="Tabela2.C2" office:value-type="string">
            <text:p text:style-name="P39">15878259092259,1</text:p>
          </table:table-cell>
        </table:table-row>
      </table:table>
      <text:h text:style-name="P52" text:outline-level="2" text:is-list-header="true"><text:soft-page-break/></text:h>
      <text:p text:style-name="P44"><draw:frame draw:style-name="fr1" draw:name="Obiekt3" text:anchor-type="paragraph" svg:width="15.998cm" svg:height="9.005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52" text:outline-level="2"><text:bookmark-start text:name="__RefHeading___Toc290_1958358278"/>Porównanie algorytmów<text:bookmark-end text:name="__RefHeading___Toc290_1958358278"/></text:h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43">Wierzchołki</text:p>
          </table:table-cell>
          <table:table-cell table:style-name="Tabela3.B1" office:value-type="string">
            <text:p text:style-name="P43">Różnica <text:span text:style-name="T23">pomiędzy</text:span> <text:span text:style-name="T23">przeglądem zupełnym a <text:line-break/>programowaniem dynamicznym</text:span> [ms]</text:p>
          </table:table-cell>
        </table:table-row>
        <table:table-row>
          <table:table-cell table:style-name="Tabela3.A2" office:value-type="string">
            <text:p text:style-name="P40">0</text:p>
          </table:table-cell>
          <table:table-cell table:style-name="Tabela3.B2" office:value-type="string">
            <text:p text:style-name="P40">0</text:p>
          </table:table-cell>
        </table:table-row>
        <table:table-row>
          <table:table-cell table:style-name="Tabela3.A2" office:value-type="string">
            <text:p text:style-name="P40">2</text:p>
          </table:table-cell>
          <table:table-cell table:style-name="Tabela3.B2" office:value-type="string">
            <text:p text:style-name="P40">-0,02286</text:p>
          </table:table-cell>
        </table:table-row>
        <table:table-row>
          <table:table-cell table:style-name="Tabela3.A2" office:value-type="string">
            <text:p text:style-name="P40">4</text:p>
          </table:table-cell>
          <table:table-cell table:style-name="Tabela3.B2" office:value-type="string">
            <text:p text:style-name="P40">-0,032321</text:p>
          </table:table-cell>
        </table:table-row>
        <table:table-row>
          <table:table-cell table:style-name="Tabela3.A2" office:value-type="string">
            <text:p text:style-name="P40">6</text:p>
          </table:table-cell>
          <table:table-cell table:style-name="Tabela3.B2" office:value-type="string">
            <text:p text:style-name="P40">2,679226</text:p>
          </table:table-cell>
        </table:table-row>
        <table:table-row>
          <table:table-cell table:style-name="Tabela3.A2" office:value-type="string">
            <text:p text:style-name="P40">8</text:p>
          </table:table-cell>
          <table:table-cell table:style-name="Tabela3.B2" office:value-type="string">
            <text:p text:style-name="P40">89,855064</text:p>
          </table:table-cell>
        </table:table-row>
        <table:table-row>
          <table:table-cell table:style-name="Tabela3.A2" office:value-type="string">
            <text:p text:style-name="P40">10</text:p>
          </table:table-cell>
          <table:table-cell table:style-name="Tabela3.B2" office:value-type="string">
            <text:p text:style-name="P40">8991,88793</text:p>
          </table:table-cell>
        </table:table-row>
        <table:table-row>
          <table:table-cell table:style-name="Tabela3.A2" office:value-type="string">
            <text:p text:style-name="P40">12</text:p>
          </table:table-cell>
          <table:table-cell table:style-name="Tabela3.B2" office:value-type="string">
            <text:p text:style-name="P40">1187910,189074</text:p>
          </table:table-cell>
        </table:table-row>
        <table:table-row>
          <table:table-cell table:style-name="Tabela3.A2" office:value-type="string">
            <text:p text:style-name="P40">14</text:p>
          </table:table-cell>
          <table:table-cell table:style-name="Tabela3.B2" office:value-type="string">
            <text:p text:style-name="P40">216207012,969368</text:p>
          </table:table-cell>
        </table:table-row>
        <table:table-row>
          <table:table-cell table:style-name="Tabela3.A2" office:value-type="string">
            <text:p text:style-name="P40">16</text:p>
          </table:table-cell>
          <table:table-cell table:style-name="Tabela3.B2" office:value-type="string">
            <text:p text:style-name="P40">51889734448,2289</text:p>
          </table:table-cell>
        </table:table-row>
        <table:table-row>
          <table:table-cell table:style-name="Tabela3.A2" office:value-type="string">
            <text:p text:style-name="P40">18</text:p>
          </table:table-cell>
          <table:table-cell table:style-name="Tabela3.B2" office:value-type="string">
            <text:p text:style-name="P40">15878259086324,4</text:p>
          </table:table-cell>
        </table:table-row>
      </table:table>
      <text:p text:style-name="P26"/>
      <text:p text:style-name="P27"><draw:frame draw:style-name="fr2" draw:name="Obiekt1" text:anchor-type="paragraph" svg:width="18.112cm" svg:height="8.474cm" draw:z-index="3"><draw:object xlink:href="./Object 1" xlink:type="simple" xlink:show="embed" xlink:actuate="onLoad"/><draw:image xlink:href="./ObjectReplacements/Object 1" xlink:type="simple" xlink:show="embed" xlink:actuate="onLoad"/></draw:frame></text:p>
      <text:h text:style-name="P48" text:outline-level="1"><text:bookmark-start text:name="__RefHeading___Toc308_1958358278"/>Wnioski<text:bookmark-end text:name="__RefHeading___Toc308_1958358278"/></text:h>
      <text:p text:style-name="P10"><text:tab/>Dla dużych zbiorów danych, algorytm przeglądu zupełnego jest całkowicie niewydajny, ze względu na jego złożoność obliczeniową. <text:span text:style-name="T21">Algorytm wykorzystujący metodę programowania dynamicznego wykazuje się znacznie szybszym czasem wykonania, rosnącym znacząco wolniej wraz ze wzrostem zbioru danych. Nie zapewnia on jednak stuprocentowej poprawności wyniku, w przeciwieństwie do algorytmów typu brute for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Kurek</meta:initial-creator>
    <meta:creation-date>2017-11-01T02:00:30.028853388</meta:creation-date>
    <dc:date>2017-11-19T22:30:26.154750557</dc:date>
    <dc:creator>Igor Kurek</dc:creator>
    <meta:editing-duration>PT33M13S</meta:editing-duration>
    <meta:editing-cycles>6</meta:editing-cycles>
    <meta:generator>LibreOffice/5.4.3.2$Linux_X86_64 LibreOffice_project/40m0$Build-2</meta:generator>
    <meta:document-statistic meta:table-count="3" meta:image-count="0" meta:object-count="3" meta:page-count="8" meta:paragraph-count="148" meta:word-count="848" meta:character-count="5899" meta:non-whitespace-character-count="52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11cm" svg:height="8.473cm" xlink:href="." xlink:type="simple" chart:class="chart:scatter" chart:style-name="ch1">
        <chart:title svg:x="5.016cm" svg:y="0.305cm" chart:style-name="ch2">
          <text:p>Porównanie czasów dla obu algorytmów</text:p>
        </chart:title>
        <chart:legend chart:legend-position="bottom" svg:x="4.402cm" svg:y="7.874cm" style:legend-expansion="wide" chart:style-name="ch3"/>
        <chart:plot-area chart:style-name="ch4" chart:data-source-has-labels="both" svg:x="1.373cm" svg:y="1.253cm" svg:width="16.376cm" svg:height="5.287cm">
          <chartooo:coordinate-region svg:x="4.032cm" svg:y="1.452cm" svg:width="13.345cm" svg:height="4.441cm"/>
          <chart:axis chart:dimension="x" chart:name="primary-x" chart:style-name="ch5" chartooo:axis-type="auto">
            <chart:title svg:x="8.128cm" svg:y="6.709cm" chart:style-name="ch6">
              <text:p>Ilość Wierzchołków</text:p>
            </chart:title>
            <chart:categories table:cell-range-address="local-table.$A$2:.$A$12"/>
            <chart:grid chart:style-name="ch7" chart:class="major"/>
          </chart:axis>
          <chart:axis chart:dimension="y" chart:name="primary-y" chart:style-name="ch5">
            <chart:title svg:x="0.451cm" svg:y="4.615cm" chart:style-name="ch8">
              <text:p>Czas [ns]</text:p>
            </chart:title>
            <chart:grid chart:style-name="ch7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gramowanie Dynamiczne</text:p>
              </table:table-cell>
              <table:table-cell office:value-type="string">
                <text:p>Przegląd Zupełn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883">
                <text:p>0.061883</text:p>
              </table:table-cell>
              <table:table-cell office:value-type="float" office:value="0.039023">
                <text:p>0.039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05111">
                <text:p>0.105111</text:p>
              </table:table-cell>
              <table:table-cell office:value-type="float" office:value="0.137432">
                <text:p>0.137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57896">
                <text:p>0.557896</text:p>
              </table:table-cell>
              <table:table-cell office:value-type="float" office:value="3.237122">
                <text:p>3.237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052105">
                <text:p>2.052105</text:p>
              </table:table-cell>
              <table:table-cell office:value-type="float" office:value="91.907169">
                <text:p>91.907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747087">
                <text:p>7.747087</text:p>
              </table:table-cell>
              <table:table-cell office:value-type="float" office:value="8999.635017">
                <text:p>8999.635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1.63317">
                <text:p>41.63317</text:p>
              </table:table-cell>
              <table:table-cell office:value-type="float" office:value="1187951.822244">
                <text:p>1187951.822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18.67904">
                <text:p>218.67904</text:p>
              </table:table-cell>
              <table:table-cell office:value-type="float" office:value="216207231.648408">
                <text:p>216207231.648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47.388997">
                <text:p>1147.388997</text:p>
              </table:table-cell>
              <table:table-cell office:value-type="float" office:value="51889735595.6179">
                <text:p>51889735595.6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934.682443">
                <text:p>5934.682443</text:p>
              </table:table-cell>
              <table:table-cell office:value-type="float" office:value="15878259092259.1">
                <text:p>1587825909225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title svg:x="5.085cm" svg:y="0.316cm" chart:style-name="ch2">
          <text:p>Programowanie Dynamiczne</text:p>
        </chart:title>
        <chart:plot-area chart:style-name="ch3" chart:data-source-has-labels="both" svg:x="1.33cm" svg:y="1.275cm" svg:width="14.349cm" svg:height="6.568cm">
          <chartooo:coordinate-region svg:x="2.322cm" svg:y="1.474cm" svg:width="13.17cm" svg:height="5.722cm"/>
          <chart:axis chart:dimension="x" chart:name="primary-x" chart:style-name="ch4" chartooo:axis-type="auto">
            <chart:title svg:x="7.097cm" svg:y="8.023cm" chart:style-name="ch5">
              <text:p>Ilość wierzchołków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4">
            <chart:title svg:x="0.451cm" svg:y="5.317cm" chart:style-name="ch7">
              <text:p>Czas [ms]</text:p>
            </chart:title>
            <chart:grid chart:style-name="ch6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zas [ms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883">
                <text:p>0.061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05111">
                <text:p>0.105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57896">
                <text:p>0.557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052105">
                <text:p>2.052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747087">
                <text:p>7.747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1.63317">
                <text:p>41.63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18.67904">
                <text:p>218.67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47.388997">
                <text:p>1147.38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934.682443">
                <text:p>5934.682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title svg:x="6.196cm" svg:y="0.316cm" chart:style-name="ch2">
          <text:p>Przegląd Zupełny</text:p>
        </chart:title>
        <chart:plot-area chart:style-name="ch3" chart:data-source-has-labels="both" svg:x="1.33cm" svg:y="1.275cm" svg:width="14.349cm" svg:height="6.568cm">
          <chartooo:coordinate-region svg:x="3.989cm" svg:y="1.474cm" svg:width="11.318cm" svg:height="5.722cm"/>
          <chart:axis chart:dimension="x" chart:name="primary-x" chart:style-name="ch4" chartooo:axis-type="auto">
            <chart:title svg:x="6.925cm" svg:y="8.023cm" chart:style-name="ch5">
              <text:p>Liczba Wierzchołków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4">
            <chart:title svg:x="0.451cm" svg:y="5.317cm" chart:style-name="ch7">
              <text:p>Czas [ms]</text:p>
            </chart:title>
            <chart:grid chart:style-name="ch6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zas [ns]</text:p>
              </table:table-cell>
            </table:table-row>
          </table:table-header-rows>
          <table:table-rows>
            <table:table-row>
              <table:table-cell office:value-type="string">
                <text:p>Wierzchołk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39023">
                <text:p>0.039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137432">
                <text:p>0.137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3.237122">
                <text:p>3.23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91.907169">
                <text:p>91.907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8999.635017">
                <text:p>8999.635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187951.822244">
                <text:p>1187951.822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216207231.648408">
                <text:p>216207231.648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51889735595.6179">
                <text:p>51889735595.6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5878259092259.1">
                <text:p>15878259092259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